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Devanagari" svg:font-family="'Noto Serif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39in"/>
    </style:style>
    <style:style style:name="co2" style:family="table-column">
      <style:table-column-properties fo:break-before="auto" style:column-width="0.9484in"/>
    </style:style>
    <style:style style:name="co3" style:family="table-column">
      <style:table-column-properties fo:break-before="auto" style:column-width="0.7209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011in"/>
    </style:style>
    <style:style style:name="co6" style:family="table-column">
      <style:table-column-properties fo:break-before="auto" style:column-width="0.6583in"/>
    </style:style>
    <style:style style:name="co7" style:family="table-column">
      <style:table-column-properties fo:break-before="auto" style:column-width="0.5756in"/>
    </style:style>
    <style:style style:name="co8" style:family="table-column">
      <style:table-column-properties fo:break-before="auto" style:column-width="4.618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wrap-option="no-wrap"/>
    </style:style>
    <style:style style:name="ce2" style:family="table-cell" style:parent-style-name="Default" style:data-style-name="N4"/>
    <style:style style:name="ce5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Δ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(x)</text:p>
          </table:table-cell>
          <table:table-cell table:number-columns-repeated="4"/>
          <table:table-cell table:formula="of:=AVERAGE([.E20:.E29])" office:value-type="float" office:value="28.1" calcext:value-type="float">
            <text:p>28.1</text:p>
          </table:table-cell>
          <table:table-cell office:value-type="string" calcext:value-type="string">
            <text:p>середній бал по групі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" office:value-type="float" office:value="-1" calcext:value-type="float">
            <text:p>-1.00</text:p>
          </table:table-cell>
          <table:table-cell table:style-name="ce2" table:formula="of:=SIN(POWER([.B2];2))-[.B2]" office:value-type="float" office:value="1.8414709848079" calcext:value-type="float">
            <text:p>1.84</text:p>
          </table:table-cell>
          <table:table-cell table:number-columns-repeated="4"/>
          <table:table-cell table:formula="of:=AVERAGEIF([.E20:.E29];&quot;&gt;59&quot;)" office:value-type="float" office:value="70.25" calcext:value-type="float">
            <text:p>70.25</text:p>
          </table:table-cell>
          <table:table-cell office:value-type="string" calcext:value-type="string">
            <text:p>середній бал тих, хто отримав залік</text:p>
          </table:table-cell>
        </table:table-row>
        <table:table-row table:style-name="ro1">
          <table:table-cell/>
          <table:table-cell table:style-name="ce2" table:formula="of:=[.B2]+[.A$2]" office:value-type="float" office:value="-0.5" calcext:value-type="float">
            <text:p>-0.50</text:p>
          </table:table-cell>
          <table:table-cell table:style-name="ce2" table:formula="of:=SIN(POWER([.B3];2))-[.B3]" office:value-type="float" office:value="0.747403959254523" calcext:value-type="float">
            <text:p>0.75</text:p>
          </table:table-cell>
          <table:table-cell table:number-columns-repeated="4"/>
          <table:table-cell table:style-name="ce5" table:formula="of:=COUNTIF([.E20:.E29];&quot;&gt;59&quot;)/COUNT([.E20:.E29])" office:value-type="percentage" office:value="0.4" calcext:value-type="percentage">
            <text:p>40.00%</text:p>
          </table:table-cell>
          <table:table-cell office:value-type="string" calcext:value-type="string">
            <text:p>процент студентів, які отримали залік, від загальної кількості студентів</text:p>
          </table:table-cell>
        </table:table-row>
        <table:table-row table:style-name="ro1">
          <table:table-cell/>
          <table:table-cell table:style-name="ce2" table:formula="of:=[.B3]+[.A$2]" office:value-type="float" office:value="0" calcext:value-type="float">
            <text:p>0.00</text:p>
          </table:table-cell>
          <table:table-cell table:style-name="ce2" table:formula="of:=SIN(POWER([.B4];2))-[.B4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]+[.A$2]" office:value-type="float" office:value="0.5" calcext:value-type="float">
            <text:p>0.50</text:p>
          </table:table-cell>
          <table:table-cell table:style-name="ce2" table:formula="of:=SIN(POWER([.B5];2))-[.B5]" office:value-type="float" office:value="-0.252596040745477" calcext:value-type="float">
            <text:p>-0.25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]+[.A$2]" office:value-type="float" office:value="1" calcext:value-type="float">
            <text:p>1.00</text:p>
          </table:table-cell>
          <table:table-cell table:style-name="ce2" table:formula="of:=SIN(POWER([.B6];2))-[.B6]" office:value-type="float" office:value="-0.158529015192104" calcext:value-type="float">
            <text:p>-0.16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]+[.A$2]" office:value-type="float" office:value="1.5" calcext:value-type="float">
            <text:p>1.50</text:p>
          </table:table-cell>
          <table:table-cell table:style-name="ce2" table:formula="of:=SIN(POWER([.B7];2))-[.B7]" office:value-type="float" office:value="-0.721926803112079" calcext:value-type="float">
            <text:p>-0.72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]+[.A$2]" office:value-type="float" office:value="2" calcext:value-type="float">
            <text:p>2.00</text:p>
          </table:table-cell>
          <table:table-cell table:style-name="ce2" table:formula="of:=SIN(POWER([.B8];2))-[.B8]" office:value-type="float" office:value="-2.75680249530793" calcext:value-type="float">
            <text:p>-2.76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]+[.A$2]" office:value-type="float" office:value="2.5" calcext:value-type="float">
            <text:p>2.50</text:p>
          </table:table-cell>
          <table:table-cell table:style-name="ce2" table:formula="of:=SIN(POWER([.B9];2))-[.B9]" office:value-type="float" office:value="-2.53317921654756" calcext:value-type="float">
            <text:p>-2.53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]+[.A$2]" office:value-type="float" office:value="3" calcext:value-type="float">
            <text:p>3.00</text:p>
          </table:table-cell>
          <table:table-cell table:style-name="ce2" table:formula="of:=SIN(POWER([.B10];2))-[.B10]" office:value-type="float" office:value="-2.58788151475824" calcext:value-type="float">
            <text:p>-2.59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]+[.A$2]" office:value-type="float" office:value="3.5" calcext:value-type="float">
            <text:p>3.50</text:p>
          </table:table-cell>
          <table:table-cell table:style-name="ce2" table:formula="of:=SIN(POWER([.B11];2))-[.B11]" office:value-type="float" office:value="-3.81111935498113" calcext:value-type="float">
            <text:p>-3.81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]+[.A$2]" office:value-type="float" office:value="4" calcext:value-type="float">
            <text:p>4.00</text:p>
          </table:table-cell>
          <table:table-cell table:style-name="ce2" table:formula="of:=SIN(POWER([.B12];2))-[.B12]" office:value-type="float" office:value="-4.28790331666507" calcext:value-type="float">
            <text:p>-4.29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]+[.A$2]" office:value-type="float" office:value="4.5" calcext:value-type="float">
            <text:p>4.50</text:p>
          </table:table-cell>
          <table:table-cell table:style-name="ce2" table:formula="of:=SIN(POWER([.B13];2))-[.B13]" office:value-type="float" office:value="-3.51447488843488" calcext:value-type="float">
            <text:p>-3.51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]+[.A$2]" office:value-type="float" office:value="5" calcext:value-type="float">
            <text:p>5.00</text:p>
          </table:table-cell>
          <table:table-cell table:style-name="ce2" table:formula="of:=SIN(POWER([.B14];2))-[.B14]" office:value-type="float" office:value="-5.13235175009777" calcext:value-type="float">
            <text:p>-5.13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]+[.A$2]" office:value-type="float" office:value="5.5" calcext:value-type="float">
            <text:p>5.50</text:p>
          </table:table-cell>
          <table:table-cell table:style-name="ce2" table:formula="of:=SIN(POWER([.B15];2))-[.B15]" office:value-type="float" office:value="-6.41915369420358" calcext:value-type="float">
            <text:p>-6.42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]+[.A$2]" office:value-type="float" office:value="6" calcext:value-type="float">
            <text:p>6.00</text:p>
          </table:table-cell>
          <table:table-cell table:style-name="ce2" table:formula="of:=SIN(POWER([.B16];2))-[.B16]" office:value-type="float" office:value="-6.99177885344312" calcext:value-type="float">
            <text:p>-6.9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o. п/п</text:p>
          </table:table-cell>
          <table:table-cell office:value-type="string" calcext:value-type="string">
            <text:p>ПІБ студента</text:p>
          </table:table-cell>
          <table:table-cell office:value-type="string" calcext:value-type="string">
            <text:p>Бали</text:p>
          </table:table-cell>
          <table:table-cell/>
          <table:table-cell office:value-type="string" calcext:value-type="string">
            <text:p>Загальна оцінка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Модуль 1</text:p>
          </table:table-cell>
          <table:table-cell office:value-type="string" calcext:value-type="string">
            <text:p>Модуль 2</text:p>
          </table:table-cell>
          <table:table-cell office:value-type="string" calcext:value-type="string">
            <text:p>бали</text:p>
          </table:table-cell>
          <table:table-cell office:value-type="string" calcext:value-type="string">
            <text:p>оцінка</text:p>
          </table:table-cell>
          <table:table-cell office:value-type="string" calcext:value-type="string">
            <text:p>за ЄСПК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упкін</text:p>
          </table:table-cell>
          <table:table-cell table:formula="of:=RANDBETWEEN(0;50)" office:value-type="float" office:value="2" calcext:value-type="float">
            <text:p>2</text:p>
          </table:table-cell>
          <table:table-cell table:formula="of:=RANDBETWEEN(0;50)" office:value-type="float" office:value="34" calcext:value-type="float">
            <text:p>34</text:p>
          </table:table-cell>
          <table:table-cell table:formula="of:=IF(OR([.C20]&lt;25;[.D20]&lt;25);0;[.C20]+[.D20])" office:value-type="float" office:value="0" calcext:value-type="float">
            <text:p>0</text:p>
          </table:table-cell>
          <table:table-cell table:formula="of:=IF([.E20]&gt;59;&quot;&quot;;&quot;не &quot;)&amp;&quot;зараховано&quot;" office:value-type="string" office:string-value="не зараховано" calcext:value-type="string">
            <text:p>не зараховано</text:p>
          </table:table-cell>
          <table:table-cell table:formula="of:=IF([.E20]&gt;=90;&quot;A&quot;;IF([.E20]&gt;=82;&quot;B&quot;;IF([.E20]&gt;=75;&quot;C&quot;;IF([.E20]&gt;=64;&quot;D&quot;;IF([.E20]&gt;60;&quot;E&quot;;&quot;FX&quot;)))))" office:value-type="string" office:string-value="FX" calcext:value-type="string">
            <text:p>FX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Пупкін</text:p>
          </table:table-cell>
          <table:table-cell table:formula="of:=RANDBETWEEN(0;50)" office:value-type="float" office:value="42" calcext:value-type="float">
            <text:p>42</text:p>
          </table:table-cell>
          <table:table-cell table:formula="of:=RANDBETWEEN(0;50)" office:value-type="float" office:value="36" calcext:value-type="float">
            <text:p>36</text:p>
          </table:table-cell>
          <table:table-cell table:formula="of:=IF(OR([.C21]&lt;25;[.D21]&lt;25);0;[.C21]+[.D21])" office:value-type="float" office:value="78" calcext:value-type="float">
            <text:p>78</text:p>
          </table:table-cell>
          <table:table-cell table:formula="of:=IF([.E21]&gt;59;&quot;&quot;;&quot;не &quot;)&amp;&quot;зараховано&quot;" office:value-type="string" office:string-value="зараховано" calcext:value-type="string">
            <text:p>зараховано</text:p>
          </table:table-cell>
          <table:table-cell table:formula="of:=IF([.E21]&gt;=90;&quot;A&quot;;IF([.E21]&gt;=82;&quot;B&quot;;IF([.E21]&gt;=75;&quot;C&quot;;IF([.E21]&gt;=64;&quot;D&quot;;IF([.E21]&gt;60;&quot;E&quot;;&quot;FX&quot;)))))" office:value-type="string" office:string-value="C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Пупкін</text:p>
          </table:table-cell>
          <table:table-cell table:formula="of:=RANDBETWEEN(0;50)" office:value-type="float" office:value="15" calcext:value-type="float">
            <text:p>15</text:p>
          </table:table-cell>
          <table:table-cell table:formula="of:=RANDBETWEEN(0;50)" office:value-type="float" office:value="36" calcext:value-type="float">
            <text:p>36</text:p>
          </table:table-cell>
          <table:table-cell table:formula="of:=IF(OR([.C22]&lt;25;[.D22]&lt;25);0;[.C22]+[.D22])" office:value-type="float" office:value="0" calcext:value-type="float">
            <text:p>0</text:p>
          </table:table-cell>
          <table:table-cell table:formula="of:=IF([.E22]&gt;59;&quot;&quot;;&quot;не &quot;)&amp;&quot;зараховано&quot;" office:value-type="string" office:string-value="не зараховано" calcext:value-type="string">
            <text:p>не зараховано</text:p>
          </table:table-cell>
          <table:table-cell table:formula="of:=IF([.E22]&gt;=90;&quot;A&quot;;IF([.E22]&gt;=82;&quot;B&quot;;IF([.E22]&gt;=75;&quot;C&quot;;IF([.E22]&gt;=64;&quot;D&quot;;IF([.E22]&gt;60;&quot;E&quot;;&quot;FX&quot;)))))" office:value-type="string" office:string-value="FX" calcext:value-type="string">
            <text:p>FX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Пупкін</text:p>
          </table:table-cell>
          <table:table-cell table:formula="of:=RANDBETWEEN(0;50)" office:value-type="float" office:value="30" calcext:value-type="float">
            <text:p>30</text:p>
          </table:table-cell>
          <table:table-cell table:formula="of:=RANDBETWEEN(0;50)" office:value-type="float" office:value="34" calcext:value-type="float">
            <text:p>34</text:p>
          </table:table-cell>
          <table:table-cell table:formula="of:=IF(OR([.C23]&lt;25;[.D23]&lt;25);0;[.C23]+[.D23])" office:value-type="float" office:value="64" calcext:value-type="float">
            <text:p>64</text:p>
          </table:table-cell>
          <table:table-cell table:formula="of:=IF([.E23]&gt;59;&quot;&quot;;&quot;не &quot;)&amp;&quot;зараховано&quot;" office:value-type="string" office:string-value="зараховано" calcext:value-type="string">
            <text:p>зараховано</text:p>
          </table:table-cell>
          <table:table-cell table:formula="of:=IF([.E23]&gt;=90;&quot;A&quot;;IF([.E23]&gt;=82;&quot;B&quot;;IF([.E23]&gt;=75;&quot;C&quot;;IF([.E23]&gt;=64;&quot;D&quot;;IF([.E23]&gt;60;&quot;E&quot;;&quot;FX&quot;)))))" office:value-type="string" office:string-value="D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Пупкін</text:p>
          </table:table-cell>
          <table:table-cell table:formula="of:=RANDBETWEEN(0;50)" office:value-type="float" office:value="23" calcext:value-type="float">
            <text:p>23</text:p>
          </table:table-cell>
          <table:table-cell table:formula="of:=RANDBETWEEN(0;50)" office:value-type="float" office:value="45" calcext:value-type="float">
            <text:p>45</text:p>
          </table:table-cell>
          <table:table-cell table:formula="of:=IF(OR([.C24]&lt;25;[.D24]&lt;25);0;[.C24]+[.D24])" office:value-type="float" office:value="0" calcext:value-type="float">
            <text:p>0</text:p>
          </table:table-cell>
          <table:table-cell table:formula="of:=IF([.E24]&gt;59;&quot;&quot;;&quot;не &quot;)&amp;&quot;зараховано&quot;" office:value-type="string" office:string-value="не зараховано" calcext:value-type="string">
            <text:p>не зараховано</text:p>
          </table:table-cell>
          <table:table-cell table:formula="of:=IF([.E24]&gt;=90;&quot;A&quot;;IF([.E24]&gt;=82;&quot;B&quot;;IF([.E24]&gt;=75;&quot;C&quot;;IF([.E24]&gt;=64;&quot;D&quot;;IF([.E24]&gt;60;&quot;E&quot;;&quot;FX&quot;)))))" office:value-type="string" office:string-value="FX" calcext:value-type="string">
            <text:p>FX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Пупкін</text:p>
          </table:table-cell>
          <table:table-cell table:formula="of:=RANDBETWEEN(0;50)" office:value-type="float" office:value="22" calcext:value-type="float">
            <text:p>22</text:p>
          </table:table-cell>
          <table:table-cell table:formula="of:=RANDBETWEEN(0;50)" office:value-type="float" office:value="44" calcext:value-type="float">
            <text:p>44</text:p>
          </table:table-cell>
          <table:table-cell table:formula="of:=IF(OR([.C25]&lt;25;[.D25]&lt;25);0;[.C25]+[.D25])" office:value-type="float" office:value="0" calcext:value-type="float">
            <text:p>0</text:p>
          </table:table-cell>
          <table:table-cell table:formula="of:=IF([.E25]&gt;59;&quot;&quot;;&quot;не &quot;)&amp;&quot;зараховано&quot;" office:value-type="string" office:string-value="не зараховано" calcext:value-type="string">
            <text:p>не зараховано</text:p>
          </table:table-cell>
          <table:table-cell table:formula="of:=IF([.E25]&gt;=90;&quot;A&quot;;IF([.E25]&gt;=82;&quot;B&quot;;IF([.E25]&gt;=75;&quot;C&quot;;IF([.E25]&gt;=64;&quot;D&quot;;IF([.E25]&gt;60;&quot;E&quot;;&quot;FX&quot;)))))" office:value-type="string" office:string-value="FX" calcext:value-type="string">
            <text:p>FX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Пупкін</text:p>
          </table:table-cell>
          <table:table-cell table:formula="of:=RANDBETWEEN(0;50)" office:value-type="float" office:value="12" calcext:value-type="float">
            <text:p>12</text:p>
          </table:table-cell>
          <table:table-cell table:formula="of:=RANDBETWEEN(0;50)" office:value-type="float" office:value="0" calcext:value-type="float">
            <text:p>0</text:p>
          </table:table-cell>
          <table:table-cell table:formula="of:=IF(OR([.C26]&lt;25;[.D26]&lt;25);0;[.C26]+[.D26])" office:value-type="float" office:value="0" calcext:value-type="float">
            <text:p>0</text:p>
          </table:table-cell>
          <table:table-cell table:formula="of:=IF([.E26]&gt;59;&quot;&quot;;&quot;не &quot;)&amp;&quot;зараховано&quot;" office:value-type="string" office:string-value="не зараховано" calcext:value-type="string">
            <text:p>не зараховано</text:p>
          </table:table-cell>
          <table:table-cell table:formula="of:=IF([.E26]&gt;=90;&quot;A&quot;;IF([.E26]&gt;=82;&quot;B&quot;;IF([.E26]&gt;=75;&quot;C&quot;;IF([.E26]&gt;=64;&quot;D&quot;;IF([.E26]&gt;60;&quot;E&quot;;&quot;FX&quot;)))))" office:value-type="string" office:string-value="FX" calcext:value-type="string">
            <text:p>FX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Пупкін</text:p>
          </table:table-cell>
          <table:table-cell table:formula="of:=RANDBETWEEN(0;50)" office:value-type="float" office:value="25" calcext:value-type="float">
            <text:p>25</text:p>
          </table:table-cell>
          <table:table-cell table:formula="of:=RANDBETWEEN(0;50)" office:value-type="float" office:value="43" calcext:value-type="float">
            <text:p>43</text:p>
          </table:table-cell>
          <table:table-cell table:formula="of:=IF(OR([.C27]&lt;25;[.D27]&lt;25);0;[.C27]+[.D27])" office:value-type="float" office:value="68" calcext:value-type="float">
            <text:p>68</text:p>
          </table:table-cell>
          <table:table-cell table:formula="of:=IF([.E27]&gt;59;&quot;&quot;;&quot;не &quot;)&amp;&quot;зараховано&quot;" office:value-type="string" office:string-value="зараховано" calcext:value-type="string">
            <text:p>зараховано</text:p>
          </table:table-cell>
          <table:table-cell table:formula="of:=IF([.E27]&gt;=90;&quot;A&quot;;IF([.E27]&gt;=82;&quot;B&quot;;IF([.E27]&gt;=75;&quot;C&quot;;IF([.E27]&gt;=64;&quot;D&quot;;IF([.E27]&gt;60;&quot;E&quot;;&quot;FX&quot;)))))" office:value-type="string" office:string-value="D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Пупкін</text:p>
          </table:table-cell>
          <table:table-cell table:formula="of:=RANDBETWEEN(0;50)" office:value-type="float" office:value="33" calcext:value-type="float">
            <text:p>33</text:p>
          </table:table-cell>
          <table:table-cell table:formula="of:=RANDBETWEEN(0;50)" office:value-type="float" office:value="38" calcext:value-type="float">
            <text:p>38</text:p>
          </table:table-cell>
          <table:table-cell table:formula="of:=IF(OR([.C28]&lt;25;[.D28]&lt;25);0;[.C28]+[.D28])" office:value-type="float" office:value="71" calcext:value-type="float">
            <text:p>71</text:p>
          </table:table-cell>
          <table:table-cell table:formula="of:=IF([.E28]&gt;59;&quot;&quot;;&quot;не &quot;)&amp;&quot;зараховано&quot;" office:value-type="string" office:string-value="зараховано" calcext:value-type="string">
            <text:p>зараховано</text:p>
          </table:table-cell>
          <table:table-cell table:formula="of:=IF([.E28]&gt;=90;&quot;A&quot;;IF([.E28]&gt;=82;&quot;B&quot;;IF([.E28]&gt;=75;&quot;C&quot;;IF([.E28]&gt;=64;&quot;D&quot;;IF([.E28]&gt;60;&quot;E&quot;;&quot;FX&quot;)))))" office:value-type="string" office:string-value="D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Пупкін</text:p>
          </table:table-cell>
          <table:table-cell table:formula="of:=RANDBETWEEN(0;50)" office:value-type="float" office:value="15" calcext:value-type="float">
            <text:p>15</text:p>
          </table:table-cell>
          <table:table-cell table:formula="of:=RANDBETWEEN(0;50)" office:value-type="float" office:value="20" calcext:value-type="float">
            <text:p>20</text:p>
          </table:table-cell>
          <table:table-cell table:formula="of:=IF(OR([.C29]&lt;25;[.D29]&lt;25);0;[.C29]+[.D29])" office:value-type="float" office:value="0" calcext:value-type="float">
            <text:p>0</text:p>
          </table:table-cell>
          <table:table-cell table:formula="of:=IF([.E29]&gt;59;&quot;&quot;;&quot;не &quot;)&amp;&quot;зараховано&quot;" office:value-type="string" office:string-value="не зараховано" calcext:value-type="string">
            <text:p>не зараховано</text:p>
          </table:table-cell>
          <table:table-cell table:formula="of:=IF([.E29]&gt;=90;&quot;A&quot;;IF([.E29]&gt;=82;&quot;B&quot;;IF([.E29]&gt;=75;&quot;C&quot;;IF([.E29]&gt;=64;&quot;D&quot;;IF([.E29]&gt;60;&quot;E&quot;;&quot;FX&quot;)))))" office:value-type="string" office:string-value="FX" calcext:value-type="string">
            <text:p>FX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Результати заліку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ідмінно</text:p>
          </table:table-cell>
          <table:table-cell table:formula="of:=COUNTIF([.$G$20:.$G$29];&quot;A&quot;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добре</text:p>
          </table:table-cell>
          <table:table-cell table:formula="of:=COUNTIF([.$G$20:.$G$29];&quot;B&quot;)+COUNTIF([.$G$20:.$G$29];&quot;C&quot;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задовільно</text:p>
          </table:table-cell>
          <table:table-cell table:formula="of:=COUNTIF([.$G$20:.$G$29];&quot;D&quot;)+COUNTIF([.$G$20:.$G$29];&quot;E&quot;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незадовільно</text:p>
          </table:table-cell>
          <table:table-cell table:formula="of:=COUNTIF([.$G$20:.$G$29];&quot;FX&quot;)" office:value-type="float" office:value="6" calcext:value-type="float">
            <text:p>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Devanagari" svg:font-family="'Noto Serif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erif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31">00/00/0000</text:date>, <text:time style:data-style-name="N2" text:time-value="21:25:58.9427827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Collabora_Office/21.06.32.1$Android_AARCH64 LibreOffice_project/e211b5bd8f65</meta:generator>
    <dc:date>2022-12-31T21:43:29.166325847</dc:date>
    <meta:editing-duration>PT31M28S</meta:editing-duration>
    <meta:editing-cycles>58</meta:editing-cycles>
    <meta:document-statistic meta:table-count="1" meta:cell-count="128" meta:object-count="0"/>
  </office:meta>
</office:document-meta>
</file>